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officeooo:rsid="0003a799" officeooo:paragraph-rsid="0003a799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2pt" officeooo:rsid="0003a799" officeooo:paragraph-rsid="0003a799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Arial1" fo:font-size="14pt" officeooo:rsid="0003a799" officeooo:paragraph-rsid="0003a799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Arial1" fo:font-size="14pt" officeooo:rsid="0004d614" officeooo:paragraph-rsid="0004d614" style:font-size-asian="12.25pt" style:font-size-complex="14pt"/>
    </style:style>
    <style:style style:name="T1" style:family="text">
      <style:text-properties style:font-name="Arial1"/>
    </style:style>
    <style:style style:name="T2" style:family="text">
      <style:text-properties style:font-name="Arial Black"/>
    </style:style>
    <style:style style:name="T3" style:family="text">
      <style:text-properties style:font-name="Arial Black" fo:font-size="42pt" style:font-size-asian="36.75pt" style:font-size-complex="42pt"/>
    </style:style>
    <style:style style:name="T4" style:family="text">
      <style:text-properties officeooo:rsid="0004d6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INSTALACION DE JAVA</text:span></text:p>
      <text:p text:style-name="P2"><text:span text:style-name="T3"/></text:p>
      <text:p text:style-name="P1"><text:span text:style-name="T2">OpenJDK → </text:span><text:span text:style-name="T1">Descargar la versión que nos interese según la plataforma. </text:span></text:p>
      <text:p text:style-name="P3">Elegimos un directorio en el que descomprimir la version. </text:p>
      <text:p text:style-name="P3"/>
      <text:p text:style-name="P3">Instalación en Windows</text:p>
      <text:p text:style-name="P3">Hay que configurar la variable de entorno añadimos la variable de entorno </text:p>
      <text:p text:style-name="P3">en variables del sistema JAVA_HOME y le asignamos la ruta <text:span text:style-name="T4">de la carpeta que tenemos en el sistema.</text:span></text:p>
      <text:p text:style-name="P3"><text:tab/><text:tab/><text:tab/><text:tab/><text:tab/><text:tab/><text:tab/><text:tab/><text:tab/><text:tab/><text:tab/><text:tab/><text:tab/><text:tab/><text:tab/><text:tab/></text:p>
      <text:p text:style-name="P4">En variables de usuario modificamos la variable PATH añadimos la variable Java_Home así %JAVA_HOME%\bin para que desde el terminal pueda encontrar el comand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5T13:15:09.868000000</meta:creation-date>
    <dc:date>2022-07-15T14:23:04.044000000</dc:date>
    <meta:editing-duration>PT5M46S</meta:editing-duration>
    <meta:editing-cycles>2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8" meta:word-count="79" meta:character-count="514" meta:non-whitespace-character-count="423"/>
  </office:meta>
</office:document-meta>
</file>